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8cb2" officeooo:paragraph-rsid="00118cb2"/>
    </style:style>
    <style:style style:name="P2" style:family="paragraph" style:parent-style-name="Standard">
      <style:text-properties officeooo:rsid="00131f03" officeooo:paragraph-rsid="00131f03"/>
    </style:style>
    <style:style style:name="P3" style:family="paragraph" style:parent-style-name="Standard">
      <style:text-properties officeooo:rsid="00131f03" officeooo:paragraph-rsid="00131f03"/>
    </style:style>
    <style:style style:name="P4" style:family="paragraph" style:parent-style-name="Standard">
      <style:text-properties officeooo:rsid="0013b5e0" officeooo:paragraph-rsid="0013b5e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sql&gt; create table salesman(salesman_id int primary key,name varchar(20),city varchar(20),commi</text:p>
      <text:p text:style-name="P1">Query OK, 0 rows affected (0.25 sec)</text:p>
      <text:p text:style-name="P1"/>
      <text:p text:style-name="P1">mysql&gt; insert into salesman values(5001,'James Hoog','New York','0.15');</text:p>
      <text:p text:style-name="P1">Query OK, 1 row affected (0.04 sec)</text:p>
      <text:p text:style-name="P1"/>
      <text:p text:style-name="P1">mysql&gt; insert into salesman values(5002,'Nail Knite','Paris','0.13');</text:p>
      <text:p text:style-name="P1">Query OK, 1 row affected (0.05 sec)</text:p>
      <text:p text:style-name="P1"/>
      <text:p text:style-name="P1">mysql&gt; insert into salesman values(5005,'Pit Alex','London','0.11');</text:p>
      <text:p text:style-name="P1">Query OK, 1 row affected (0.04 sec)</text:p>
      <text:p text:style-name="P1"/>
      <text:p text:style-name="P1">mysql&gt; insert into salesman values(5006,'Mc Lyon','Paris','0.14');</text:p>
      <text:p text:style-name="P1">Query OK, 1 row affected (0.03 sec)</text:p>
      <text:p text:style-name="P1"/>
      <text:p text:style-name="P1">mysql&gt; insert into salesman values(5007,'Paul Adam','Rome','0.13');</text:p>
      <text:p text:style-name="P1">Query OK, 1 row affected (0.04 sec)</text:p>
      <text:p text:style-name="P1"/>
      <text:p text:style-name="P1">mysql&gt; insert into salesman values(5003,'Lauson Hem','San Jose','0.12');</text:p>
      <text:p text:style-name="P1">Query OK, 1 row affected (0.04 sec)</text:p>
      <text:p text:style-name="P1"/>
      <text:p text:style-name="P1">mysql&gt; select * from salesman;</text:p>
      <text:p text:style-name="P1">+-------------+------------+----------+------------+</text:p>
      <text:p text:style-name="P1">| salesman_id | name <text:s text:c="6"/>| city <text:s text:c="4"/>| commission |</text:p>
      <text:p text:style-name="P1">+-------------+------------+----------+------------+</text:p>
      <text:p text:style-name="P1">| <text:s text:c="7"/>5001 | James Hoog | New York | 0.15 <text:s text:c="6"/>|</text:p>
      <text:p text:style-name="P1">| <text:s text:c="7"/>5002 | Nail Knite | Paris <text:s text:c="3"/>| 0.13 <text:s text:c="6"/>|</text:p>
      <text:p text:style-name="P1">| <text:s text:c="7"/>5003 | Lauson Hem | San Jose | 0.12 <text:s text:c="6"/>|</text:p>
      <text:p text:style-name="P1">| <text:s text:c="7"/>5005 | Pit Alex <text:s text:c="2"/>| London <text:s text:c="2"/>| 0.11 <text:s text:c="6"/>|</text:p>
      <text:p text:style-name="P1">| <text:s text:c="7"/>5006 | Mc Lyon <text:s text:c="3"/>| Paris <text:s text:c="3"/>| 0.14 <text:s text:c="6"/>|</text:p>
      <text:p text:style-name="P1">| <text:s text:c="7"/>5007 | Paul Adam <text:s/>| Rome <text:s text:c="4"/>| 0.13 <text:s text:c="6"/>|</text:p>
      <text:p text:style-name="P1">+-------------+------------+----------+------------+</text:p>
      <text:p text:style-name="P1">6 rows in set (0.00 sec)</text:p>
      <text:p text:style-name="P1"/>
      <text:p text:style-name="P1">mysql&gt; create view newyorkoff as select * from salesman where city="New York";</text:p>
      <text:p text:style-name="P1">Query OK, 0 rows affected (0.06 sec)</text:p>
      <text:p text:style-name="P1"/>
      <text:p text:style-name="P1">mysql&gt; select * from newyorkoff;</text:p>
      <text:p text:style-name="P1">+-------------+------------+----------+------------+</text:p>
      <text:p text:style-name="P1">| salesman_id | name <text:s text:c="6"/>| city <text:s text:c="4"/>| commission |</text:p>
      <text:p text:style-name="P1">+-------------+------------+----------+------------+</text:p>
      <text:p text:style-name="P1">| <text:s text:c="7"/>5001 | James Hoog | New York | 0.15 <text:s text:c="6"/>|</text:p>
      <text:p text:style-name="P1">+-------------+------------+----------+------------+</text:p>
      <text:p text:style-name="P1">1 row in set (0.00 sec)</text:p>
      <text:p text:style-name="P1"/>
      <text:p text:style-name="P1">mysql&gt; create table customer(customer_id int primary key,cust_name varchar(20),city varchar(20),grade int,salesman_id int);</text:p>
      <text:p text:style-name="P1">Query OK, 0 rows affected (0.22 sec)</text:p>
      <text:p text:style-name="P1"/>
      <text:p text:style-name="P1">mysql&gt; <text:s/>alter table customer add foreign key(salesman_id) references salesman(salesman_id);</text:p>
      <text:p text:style-name="P1">Query OK, 0 rows affected (0.67 sec)</text:p>
      <text:p text:style-name="P1"><text:soft-page-break/>Records: 0 <text:s/>Duplicates: 0 <text:s/>Warnings: 0</text:p>
      <text:p text:style-name="P1"/>
      <text:p text:style-name="P1">mysql&gt; insert into customer values(3002,'Nick Rimando','New York',100,5001);</text:p>
      <text:p text:style-name="P1">Query OK, 1 row affected (0.04 sec)</text:p>
      <text:p text:style-name="P1"/>
      <text:p text:style-name="P1">mysql&gt; insert into customer values(3007,'Brad Davis','New York',200,5001);</text:p>
      <text:p text:style-name="P1">Query OK, 1 row affected (0.07 sec)</text:p>
      <text:p text:style-name="P1"/>
      <text:p text:style-name="P1">mysql&gt; insert into customer values(3005,'Graham Zusi','California',200,5002);</text:p>
      <text:p text:style-name="P1">Query OK, 1 row affected (0.04 sec)</text:p>
      <text:p text:style-name="P1"/>
      <text:p text:style-name="P1">mysql&gt; insert into customer values(3008,'Julian Green','London',300,5002);</text:p>
      <text:p text:style-name="P1">Query OK, 1 row affected (0.04 sec)</text:p>
      <text:p text:style-name="P1"/>
      <text:p text:style-name="P1">mysql&gt; insert into customer values(3004,'Fabian Johnson','Paris',300,5006);</text:p>
      <text:p text:style-name="P1">Query OK, 1 row affected (0.03 sec)</text:p>
      <text:p text:style-name="P1"/>
      <text:p text:style-name="P1">mysql&gt; insert into customer values(3009,'Geoff Cameron','Berlin',100,5003);</text:p>
      <text:p text:style-name="P1">Query OK, 1 row affected (0.03 sec)</text:p>
      <text:p text:style-name="P1"/>
      <text:p text:style-name="P1">mysql&gt; insert into customer values(3003,'Jozy Altidor','Moscow',200,5007);</text:p>
      <text:p text:style-name="P1">Query OK, 1 row affected (0.03 sec)</text:p>
      <text:p text:style-name="P1"/>
      <text:p text:style-name="P1">mysql&gt; insert into customer values(3001,'Brad Guzan','London',100,5005);</text:p>
      <text:p text:style-name="P1">Query OK, 1 row affected (0.04 sec)</text:p>
      <text:p text:style-name="P1"/>
      <text:p text:style-name="P1">mysql&gt; select * from customer;</text:p>
      <text:p text:style-name="P1">+-------------+----------------+------------+-------+-------------+</text:p>
      <text:p text:style-name="P1">| customer_id | cust_name <text:s text:c="5"/>| city <text:s text:c="6"/>| grade | salesman_id |</text:p>
      <text:p text:style-name="P1">+-------------+----------------+------------+-------+-------------+</text:p>
      <text:p text:style-name="P1">| <text:s text:c="7"/>3001 | Brad Guzan <text:s text:c="4"/>| London <text:s text:c="4"/>| <text:s text:c="2"/>100 | <text:s text:c="7"/>5005 |</text:p>
      <text:p text:style-name="P1">| <text:s text:c="7"/>3002 | Nick Rimando <text:s text:c="2"/>| New York <text:s text:c="2"/>| <text:s text:c="2"/>100 | <text:s text:c="7"/>5001 |</text:p>
      <text:p text:style-name="P1">| <text:s text:c="7"/>3003 | Jozy Altidor <text:s text:c="2"/>| Moscow <text:s text:c="4"/>| <text:s text:c="2"/>200 | <text:s text:c="7"/>5007 |</text:p>
      <text:p text:style-name="P1">| <text:s text:c="7"/>3004 | Fabian Johnson | Paris <text:s text:c="5"/>| <text:s text:c="2"/>300 | <text:s text:c="7"/>5006 |</text:p>
      <text:p text:style-name="P1">| <text:s text:c="7"/>3005 | Graham Zusi <text:s text:c="3"/>| California | <text:s text:c="2"/>200 | <text:s text:c="7"/>5002 |</text:p>
      <text:p text:style-name="P1">| <text:s text:c="7"/>3007 | Brad Davis <text:s text:c="4"/>| New York <text:s text:c="2"/>| <text:s text:c="2"/>200 | <text:s text:c="7"/>5001 |</text:p>
      <text:p text:style-name="P1">| <text:s text:c="7"/>3008 | Julian Green <text:s text:c="2"/>| London <text:s text:c="4"/>| <text:s text:c="2"/>300 | <text:s text:c="7"/>5002 |</text:p>
      <text:p text:style-name="P1">| <text:s text:c="7"/>3009 | Geoff Cameron <text:s/>| Berlin <text:s text:c="4"/>| <text:s text:c="2"/>100 | <text:s text:c="7"/>5003 |</text:p>
      <text:p text:style-name="P1">+-------------+----------------+------------+-------+-------------+</text:p>
      <text:p text:style-name="P1">8 rows in set (0.00 sec)</text:p>
      <text:p text:style-name="P1"/>
      <text:p text:style-name="P1">mysql&gt; create view gradecount(grade,number) as select grade,count(*) from customer group by grade;</text:p>
      <text:p text:style-name="P1">Query OK, 0 rows affected (0.04 sec)</text:p>
      <text:p text:style-name="P1"/>
      <text:p text:style-name="P1">mysql&gt; select * from gradecount;</text:p>
      <text:p text:style-name="P1">+-------+--------+</text:p>
      <text:p text:style-name="P1">| grade | number |</text:p>
      <text:p text:style-name="P1">+-------+--------+</text:p>
      <text:p text:style-name="P1">| <text:s text:c="2"/>100 | <text:s text:c="5"/>3 |</text:p>
      <text:p text:style-name="P1">| <text:s text:c="2"/>200 | <text:s text:c="5"/>3 |</text:p>
      <text:p text:style-name="P1">| <text:s text:c="2"/>300 | <text:s text:c="5"/>2 |</text:p>
      <text:p text:style-name="P1"><text:soft-page-break/>+-------+--------+</text:p>
      <text:p text:style-name="P1">3 rows in set (0.04 sec)</text:p>
      <text:p text:style-name="P1"/>
      <text:p text:style-name="P2">mysql&gt; create table `order`(ord_no int primary key,purch_amt float(50),ord_date DATE,customer_id int,salesman_id int);</text:p>
      <text:p text:style-name="P2">Query OK, 0 rows affected (0.24 sec)</text:p>
      <text:p text:style-name="P2"/>
      <text:p text:style-name="P2">mysql&gt; <text:s/>alter table `order` add foreign key(salesman_id) references salesman(salesman_id);</text:p>
      <text:p text:style-name="P2">Query OK, 0 rows affected (0.72 sec)</text:p>
      <text:p text:style-name="P2">Records: 0 <text:s/>Duplicates: 0 <text:s/>Warnings: 0</text:p>
      <text:p text:style-name="P2"/>
      <text:p text:style-name="P2">mysql&gt; <text:s/>alter table `order` add foreign key(customer_id) references customer(customer_id);</text:p>
      <text:p text:style-name="P2">Query OK, 0 rows affected (0.66 sec)</text:p>
      <text:p text:style-name="P2">Records: 0 <text:s/>Duplicates: 0 <text:s/>Warnings: 0</text:p>
      <text:p text:style-name="P2"/>
      <text:p text:style-name="P4">mysql&gt; insert into `order` values(7001,150.5,'2012-10-05',3005,5002);</text:p>
      <text:p text:style-name="P4">Query OK, 1 row affected (0.19 sec)</text:p>
      <text:p text:style-name="P4"/>
      <text:p text:style-name="P4">mysql&gt; insert into `order` values(7009,270.655,'2012-09-10',3001,5005);</text:p>
      <text:p text:style-name="P4">Query OK, 1 row affected (0.09 sec)</text:p>
      <text:p text:style-name="P4"/>
      <text:p text:style-name="P4">mysql&gt; insert into `order` values(7002,65.26,'2012-10-05',3002,5001);</text:p>
      <text:p text:style-name="P4">Query OK, 1 row affected (0.03 sec)</text:p>
      <text:p text:style-name="P4"/>
      <text:p text:style-name="P4">mysql&gt; insert into `order` values(7004,110.5,'2012-08-17',3009,5003);</text:p>
      <text:p text:style-name="P4">Query OK, 1 row affected (0.04 sec)</text:p>
      <text:p text:style-name="P4"/>
      <text:p text:style-name="P4">mysql&gt; insert into `order` values(7007,948.5,'2012-09-10',3005,5002);</text:p>
      <text:p text:style-name="P4">Query OK, 1 row affected (0.04 sec)</text:p>
      <text:p text:style-name="P4"/>
      <text:p text:style-name="P4">mysql&gt; select * from `order`;</text:p>
      <text:p text:style-name="P4">+--------+-----------+------------+-------------+-------------+</text:p>
      <text:p text:style-name="P4">| ord_no | purch_amt | ord_date <text:s text:c="2"/>| customer_id | salesman_id |</text:p>
      <text:p text:style-name="P4">+--------+-----------+------------+-------------+-------------+</text:p>
      <text:p text:style-name="P4">| <text:s text:c="2"/>7001 | <text:s text:c="4"/>150.5 | 2012-10-05 | <text:s text:c="7"/>3005 | <text:s text:c="7"/>5002 |</text:p>
      <text:p text:style-name="P4">| <text:s text:c="2"/>7002 | <text:s text:c="4"/>65.26 | 2012-10-05 | <text:s text:c="7"/>3002 | <text:s text:c="7"/>5001 |</text:p>
      <text:p text:style-name="P4">| <text:s text:c="2"/>7004 | <text:s text:c="4"/>110.5 | 2012-08-17 | <text:s text:c="7"/>3009 | <text:s text:c="7"/>5003 |</text:p>
      <text:p text:style-name="P4">| <text:s text:c="2"/>7007 | <text:s text:c="4"/>948.5 | 2012-09-10 | <text:s text:c="7"/>3005 | <text:s text:c="7"/>5002 |</text:p>
      <text:p text:style-name="P4">| <text:s text:c="2"/>7009 | <text:s text:c="2"/>270.655 | 2012-09-10 | <text:s text:c="7"/>3001 | <text:s text:c="7"/>5005 |</text:p>
      <text:p text:style-name="P4">+--------+-----------+------------+-------------+-------------+</text:p>
      <text:p text:style-name="P4">5 rows in set (0.00 sec)</text:p>
      <text:p text:style-name="P4"/>
      <text:p text:style-name="P4">mysql&gt; create view totalforday as select ord_date,count(distinct customer_id),avg(purch_amt),sum(purch_amt)from `order` group by ord_date;</text:p>
      <text:p text:style-name="P4">Query OK, 0 rows affected (0.07 sec)</text:p>
      <text:p text:style-name="P4"/>
      <text:p text:style-name="P4">mysql&gt; select * from totalforday;</text:p>
      <text:p text:style-name="P4">+------------+-----------------------------+----------------+----------------+</text:p>
      <text:p text:style-name="P4">| ord_date <text:s text:c="2"/>| count(distinct customer_id) | avg(purch_amt) | sum(purch_amt) |</text:p>
      <text:p text:style-name="P4">+------------+-----------------------------+----------------+----------------+</text:p>
      <text:p text:style-name="P4">| 2012-08-17 | <text:s text:c="26"/>1 | <text:s text:c="9"/>110.5 | <text:s text:c="9"/>110.5 |</text:p>
      <text:p text:style-name="P4">| 2012-09-10 | <text:s text:c="26"/>2 | <text:s text:c="6"/>609.5775 | <text:s text:c="6"/>1219.155 |</text:p>
      <text:p text:style-name="P4"><text:soft-page-break/>| 2012-10-05 | <text:s text:c="26"/>2 | <text:s text:c="8"/>107.88 | <text:s text:c="8"/>215.76 |</text:p>
      <text:p text:style-name="P4">+------------+-----------------------------+----------------+----------------+</text:p>
      <text:p text:style-name="P4">3 rows in set (0.00 sec)</text:p>
      <text:p text:style-name="P4"/>
      <text:p text:style-name="P4">mysql&gt; create view sorder as select salesman_id,ord_no,customer_id from `order`</text:p>
      <text:p text:style-name="P4">where ord_date in('2012-08-17','2012-10-10');</text:p>
      <text:p text:style-name="P4">Query OK, 0 rows affected (0.05 sec)</text:p>
      <text:p text:style-name="P4"/>
      <text:p text:style-name="P4">mysql&gt; select * from sorder;</text:p>
      <text:p text:style-name="P4">+-------------+--------+-------------+</text:p>
      <text:p text:style-name="P4">| salesman_id | ord_no | customer_id |</text:p>
      <text:p text:style-name="P4">+-------------+--------+-------------+</text:p>
      <text:p text:style-name="P4">| <text:s text:c="7"/>5003 | <text:s text:c="2"/>7004 | <text:s text:c="7"/>3009 |</text:p>
      <text:p text:style-name="P4">+-------------+--------+-------------+</text:p>
      <text:p text:style-name="P4">1 row in set (0.00 sec)</text:p>
      <text:p text:style-name="P4"/>
      <text:p text:style-name="P4">mysql&gt; create view elitsalesman as select b.ord_date,a.salesman_id,a.name from salesman a,`order` b where a.salesman_id=b.salesman_id and b.purch_amt=(select max(purch_amt) from `order` c where c.ord_date=b.ord_date);</text:p>
      <text:p text:style-name="P4">Query OK, 0 rows affected (0.09 sec)</text:p>
      <text:p text:style-name="P4"/>
      <text:p text:style-name="P4">mysql&gt; select * from elitsalesman;</text:p>
      <text:p text:style-name="P4">+------------+-------------+------------+</text:p>
      <text:p text:style-name="P4">| ord_date <text:s text:c="2"/>| salesman_id | name <text:s text:c="6"/>|</text:p>
      <text:p text:style-name="P4">+------------+-------------+------------+</text:p>
      <text:p text:style-name="P4">| 2012-10-05 | <text:s text:c="7"/>5002 | Nail Knite |</text:p>
      <text:p text:style-name="P4">| 2012-08-17 | <text:s text:c="7"/>5003 | Lauson Hem |</text:p>
      <text:p text:style-name="P4">| 2012-09-10 | <text:s text:c="7"/>5002 | Nail Knite |</text:p>
      <text:p text:style-name="P4">+------------+-------------+------------+</text:p>
      <text:p text:style-name="P4">3 rows in set (0.02 sec)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01T11:48:52.664803651</meta:creation-date>
    <dc:date>2024-03-15T11:14:41.232489822</dc:date>
    <meta:editing-duration>PT40M5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4" meta:paragraph-count="142" meta:word-count="1038" meta:character-count="7534" meta:non-whitespace-character-count="6116"/>
  </office:meta>
</office:document-meta>
</file>